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7.2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6" style:family="table-cell" style:parent-style-name="Default">
      <style:table-cell-properties fo:border-bottom="0.99pt outset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52">
      <style:table-cell-properties style:text-align-source="fix" style:repeat-content="false" style:vertical-align="top"/>
      <style:paragraph-properties fo:text-align="center" fo:margin-left="0in"/>
    </style:style>
    <style:style style:name="ce3" style:family="table-cell" style:parent-style-name="Default" style:data-style-name="N44">
      <style:table-cell-properties style:text-align-source="fix" style:repeat-content="false" style:vertical-align="top"/>
      <style:paragraph-properties fo:text-align="center" fo:margin-left="0in"/>
    </style:style>
    <style:style style:name="ce9" style:family="table-cell" style:parent-style-name="Default">
      <style:table-cell-properties fo:border-bottom="0.99pt outset #000000" fo:border-left="0.99pt outset #000000" fo:border-right="none" fo:border-top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10"/>
        <table:table-column table:style-name="co5" table:visibility="collapse" table:number-columns-repeated="1020" table:default-cell-style-name="ce11"/>
        <table:table-row table:style-name="ro1"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Duration</text:p>
          </table:table-cell>
          <table:table-cell table:style-name="ce9" office:value-type="string" calcext:value-type="string">
            <text:p>Task(s)</text:p>
          </table:table-cell>
          <table:table-cell table:number-columns-repeated="1020"/>
        </table:table-row>
        <table:table-row table:style-name="ro2">
          <table:table-cell office:value-type="date" office:date-value="2020-07-15T09:00:00" calcext:value-type="date">
            <text:p>2020-07-15 09:00:00</text:p>
          </table:table-cell>
          <table:table-cell office:value-type="date" office:date-value="2020-07-19T15:00:00" calcext:value-type="date">
            <text:p>2020-07-19 15:00:00</text:p>
          </table:table-cell>
          <table:table-cell table:formula="of:=[.B2]-[.A2]" office:value-type="time" office:time-value="PT102H00M00S" calcext:value-type="time">
            <text:p>102:00:00</text:p>
          </table:table-cell>
          <table:table-cell office:value-type="string" calcext:value-type="string">
            <text:p>- Collect documents and resources from emails into a common document</text:p>
            <text:p>- Read literature</text:p>
            <text:p>- Prepare meeting</text:p>
            <text:p>- Add more background to the report</text:p>
          </table:table-cell>
          <table:table-cell table:number-columns-repeated="1020"/>
        </table:table-row>
        <table:table-row table:style-name="ro1">
          <table:table-cell office:value-type="date" office:date-value="2020-07-15T15:00:00" calcext:value-type="date">
            <text:p>2020-07-15 15:00:00</text:p>
          </table:table-cell>
          <table:table-cell office:value-type="date" office:date-value="2020-07-15T16:00:00" calcext:value-type="date">
            <text:p>2020-07-15 16:00:00</text:p>
          </table:table-cell>
          <table:table-cell table:formula="of:=[.B3]-[.A3]" office:value-type="time" office:time-value="PT00H59M59.99999979S" calcext:value-type="time">
            <text:p>01:00:00</text:p>
          </table:table-cell>
          <table:table-cell office:value-type="string" calcext:value-type="string">
            <text:p>Meeting with Ana</text:p>
          </table:table-cell>
          <table:table-cell table:number-columns-repeated="1020"/>
        </table:table-row>
        <table:table-row table:style-name="ro3">
          <table:table-cell office:value-type="date" office:date-value="2020-07-15T16:00:00" calcext:value-type="date">
            <text:p>2020-07-15 16:00:00</text:p>
          </table:table-cell>
          <table:table-cell office:value-type="date" office:date-value="2020-07-15T18:00:00" calcext:value-type="date">
            <text:p>2020-07-15 18:00:00</text:p>
          </table:table-cell>
          <table:table-cell table:formula="of:=[.B4]-[.A4]" office:value-type="time" office:time-value="PT02H00M00.00000021S" calcext:value-type="time">
            <text:p>02:00:00</text:p>
          </table:table-cell>
          <table:table-cell office:value-type="string" calcext:value-type="string">
            <text:p>- Apply LaTeX template</text:p>
            <text:p>- Implement basic report structure</text:p>
          </table:table-cell>
          <table:table-cell table:number-columns-repeated="1020"/>
        </table:table-row>
        <table:table-row table:style-name="ro3">
          <table:table-cell office:value-type="date" office:date-value="2020-07-16T09:00:00" calcext:value-type="date">
            <text:p>2020-07-16 09:00:00</text:p>
          </table:table-cell>
          <table:table-cell office:value-type="date" office:date-value="2020-07-16T18:00:00" calcext:value-type="date">
            <text:p>2020-07-16 18:00:00</text:p>
          </table:table-cell>
          <table:table-cell table:formula="of:=[.B5]-[.A5]" office:value-type="time" office:time-value="PT09H00M00S" calcext:value-type="time">
            <text:p>09:00:00</text:p>
          </table:table-cell>
          <table:table-cell office:value-type="string" calcext:value-type="string">
            <text:p>- Add research design to the report</text:p>
            <text:p>- Add more background information to the report</text:p>
          </table:table-cell>
          <table:table-cell table:number-columns-repeated="1020"/>
        </table:table-row>
        <table:table-row table:style-name="ro2">
          <table:table-cell office:value-type="date" office:date-value="2020-07-16T09:00:00" calcext:value-type="date">
            <text:p>2020-07-16 09:00:00</text:p>
          </table:table-cell>
          <table:table-cell office:value-type="date" office:date-value="2020-07-16T18:00:00" calcext:value-type="date">
            <text:p>2020-07-16 18:00:00</text:p>
          </table:table-cell>
          <table:table-cell table:formula="of:=[.B6]-[.A6]" office:value-type="time" office:time-value="PT09H00M00S" calcext:value-type="time">
            <text:p>09:00:00</text:p>
          </table:table-cell>
          <table:table-cell office:value-type="string" calcext:value-type="string">
            <text:p>- Add more background information to the report</text:p>
            <text:p>- Document tools in report</text:p>
            <text:p>- Organize project folder</text:p>
            <text:p>- Find and add other thesis examples</text:p>
          </table:table-cell>
          <table:table-cell table:number-columns-repeated="1020"/>
        </table:table-row>
        <table:table-row table:style-name="ro4">
          <table:table-cell office:value-type="date" office:date-value="2020-07-19T19:00:00" calcext:value-type="date">
            <text:p>2020-07-19 19:00:00</text:p>
          </table:table-cell>
          <table:table-cell office:value-type="date" office:date-value="2020-07-19T23:45:00" calcext:value-type="date">
            <text:p>2020-07-19 23:45:00</text:p>
          </table:table-cell>
          <table:table-cell table:formula="of:=[.B7]-[.A7]" office:value-type="time" office:time-value="PT04H45M00.000000419S" calcext:value-type="time">
            <text:p>04:45:00</text:p>
          </table:table-cell>
          <table:table-cell office:value-type="string" calcext:value-type="string">
            <text:p>- Prepare notes for tomorrow’s meeting</text:p>
            <text:p>- Add logbook</text:p>
            <text:p>- Add more background to the repor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B8]-[.A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]-[.A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]-[.A1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]-[.A1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]-[.A1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]-[.A1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]-[.A1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]-[.A1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]-[.A1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]-[.A1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]-[.A1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]-[.A1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0]-[.A2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1]-[.A2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2]-[.A2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3]-[.A2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4]-[.A2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5]-[.A2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6]-[.A2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7]-[.A2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8]-[.A2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29]-[.A2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0]-[.A3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1]-[.A3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2]-[.A3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3]-[.A3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4]-[.A3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5]-[.A3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6]-[.A3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7]-[.A3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8]-[.A3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39]-[.A3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0]-[.A4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1]-[.A4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2]-[.A4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3]-[.A4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4]-[.A4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5]-[.A4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6]-[.A4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7]-[.A4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8]-[.A4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49]-[.A4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0]-[.A5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1]-[.A5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2]-[.A5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3]-[.A5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4]-[.A5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5]-[.A5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6]-[.A5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7]-[.A5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8]-[.A5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59]-[.A5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0]-[.A6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1]-[.A6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2]-[.A6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3]-[.A6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4]-[.A6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5]-[.A6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6]-[.A6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7]-[.A6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8]-[.A6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69]-[.A6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0]-[.A7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1]-[.A7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2]-[.A7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3]-[.A7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4]-[.A7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5]-[.A7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6]-[.A7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7]-[.A7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8]-[.A7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79]-[.A7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0]-[.A8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1]-[.A8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2]-[.A8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3]-[.A8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4]-[.A8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5]-[.A8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6]-[.A8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7]-[.A8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8]-[.A8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89]-[.A8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0]-[.A9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1]-[.A9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2]-[.A9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3]-[.A9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4]-[.A9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5]-[.A9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6]-[.A9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7]-[.A9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8]-[.A9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99]-[.A9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0]-[.A10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1]-[.A10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2]-[.A10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3]-[.A10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4]-[.A10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5]-[.A10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6]-[.A10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7]-[.A10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8]-[.A10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09]-[.A10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0]-[.A11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1]-[.A11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2]-[.A11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3]-[.A11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4]-[.A11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5]-[.A11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6]-[.A11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7]-[.A11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8]-[.A11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19]-[.A11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0]-[.A12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1]-[.A12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2]-[.A12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3]-[.A12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4]-[.A12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5]-[.A12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6]-[.A12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7]-[.A12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8]-[.A12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29]-[.A12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0]-[.A13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1]-[.A13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2]-[.A13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3]-[.A13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4]-[.A13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5]-[.A13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6]-[.A13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7]-[.A13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8]-[.A13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39]-[.A13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0]-[.A14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1]-[.A14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2]-[.A14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3]-[.A14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4]-[.A14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5]-[.A14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6]-[.A14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7]-[.A14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8]-[.A14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49]-[.A14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0]-[.A15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1]-[.A15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2]-[.A15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3]-[.A15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4]-[.A15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5]-[.A15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6]-[.A15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7]-[.A15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8]-[.A15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59]-[.A15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0]-[.A16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1]-[.A16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2]-[.A16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3]-[.A16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4]-[.A16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5]-[.A16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6]-[.A16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7]-[.A16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8]-[.A16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69]-[.A16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0]-[.A17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1]-[.A17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2]-[.A17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3]-[.A17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4]-[.A17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5]-[.A17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6]-[.A17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7]-[.A17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8]-[.A17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79]-[.A17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0]-[.A18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1]-[.A18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2]-[.A18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3]-[.A18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4]-[.A18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5]-[.A18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6]-[.A18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7]-[.A18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8]-[.A18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89]-[.A18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0]-[.A190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1]-[.A191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2]-[.A192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3]-[.A193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4]-[.A194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5]-[.A195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6]-[.A196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7]-[.A197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8]-[.A198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B199]-[.A199]" office:value-type="time" office:time-value="PT00H00M00S" calcext:value-type="time">
            <text:p>00:00:00</text:p>
          </table:table-cell>
          <table:table-cell table:number-columns-repeated="1021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00:12:14.210450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3:42:25.482779027</meta:creation-date>
    <dc:date>2020-07-20T00:15:07.561574949</dc:date>
    <meta:editing-duration>PT17M39S</meta:editing-duration>
    <meta:editing-cycles>7</meta:editing-cycles>
    <meta:generator>LibreOffice/6.4.4.2$Linux_X86_64 LibreOffice_project/40$Build-2</meta:generator>
    <meta:document-statistic meta:table-count="1" meta:cell-count="220" meta:object-count="0"/>
  </office:meta>
</office:document-meta>
</file>